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bay link</text:p>
          </table:table-cell>
        </table:table-row>
        <table:table-row table:style-name="ro1">
          <table:table-cell office:value-type="string" calcext:value-type="string">
            <text:p>Arduino nano (clon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bay.it/itm/143535319379?_trkparms=ispr%3D1&amp;hash=item216b5f2953:g:qhgAAOSwPqZeSsB5&amp;amdata=enc%3AAQAFAAACgBaobrjLl8XobRIiIML1V4Imu%252Fn%252BzU5L90Z278x5ickk7d4nremBkvNKtcC0ZwqXDHhkpsI%252B3FnOUCwpbeN6XaO281hIIs9zaWvwW9ad2L%252FIvS3YPjrC%252B1a9s9UR88Hvd9EEdzNPW2xYOoEgM7cmtBWxWf6VRpIiispBAy4xSrWfBm85y4RfNvk3%252FEtBt6TVgrzQGRDbEdBlQqRvlJXa%252FgJo%252BoaukOrdkIr1eaHD9Pxw0pPVkWqN%252F%252BGidCGyrTQCTSodTYgL8v0RnMMCu9EH%252BRfRua8VCpMloNqsaZ%252Bwk3ui3uh4viua3fkOqLHGOvVDniHEFt1zvi23EpC3SdVKKWOuQkgmWn3czlXDl1XPhAfHtGPgyOs%252BGFLASQ1afCEA3yd1hJw7TGPF9KJS6PL6U3wD7pIgTe3Z%252FjCQDTdEn60XONG4EhzkjlTQbT3nr79TdHzzQzMjVrS3adceEWfRSP%252FaS2B5vhdli6UxuJ3etvBaZsV%252FYTpCZuf%252FzLP5Nyhl8gjkIrqGq30u3Bj704vAWCVLyNbHuf7%252FNU3nt9aP1f1hJqW0gVtb73bmvDiSKagNwmkp3GkznLDDaa9dIrD8AH8fCS1Yglc4kiGUE8Mkz7kQ91z%252BIEPe8MBlb5UrALhmLxCh4b9ZiqCJU7UDzNknHWk0uDB%252FMcP8ImuiJ6oUHY4r8l16ku54E3JNknwsCWtbFzp0wsBAnAIcSDHni8jqrbp8Ezjf8wom%252FLn5HKXRShgD7a2Xv0bR5Gmvp0bHXs1VoapxYANY2dEVgqIt3EhDtJqPHmTOCoLczK4IDRjvQLb%252F%252Fi6YcNCgWBATOiGj0VX6u9L1ogfLAY4D83w7CMFa4Zs%253D%7Ccksum%3A1435353193798d8e4911f1a7476bbe4d9ff7a37f408c%7Campid%3APL_CLK%7Cclp%3A2334524" xlink:type="simple">link</text:a>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ebay.it/itm/154358244332?_trkparms=ispr%3D1&amp;hash=item23f077e3ec:g:w~MAAOSwhOVXfV4d&amp;amdata=enc%3AAQAFAAACgBaobrjLl8XobRIiIML1V4Imu%252Fn%252BzU5L90Z278x5ickkxGz2ccqatkEnoeekHqhLkRB%252Fbw1Ub6OU19SNZEz%252FKFrfGk0XD9J6P7LTJMtyPEycq6L%252B0A3BZRPjukD1hNxIbtJ3ITyIWZQRe1bq6s%252BIcWzbwDVzckKZsRxWBypXh0SNeC5A94sJCW0InPDvPAHXywI4g32z3iiuvGfvdZFWoCork5cY4trk6ybya69Ll7Sz6yiS00QH0C%252BlX308I67FgPDj2cpkg1Tjf2HdPj1icE%252F62Y5Qjuk96aF0%252BlUlaOER11VXxmajaMoNkd95QGQ2tKArbFdQNlVDhcIkCU7oCGoQeKQvaf4PJvfs%252BlUGACQkgTcuoxCVyNI3CKpTXz3uEPmLnK3%252FutWy1SjySniDWpWJnCpMZ%252Fos7Xgq1kbafeeDtom4jIGUk69ZmPcCjMwr6kKyz7LmTFBMy7FKIBTwIyPSZb523CWyD1497YR3uJyhtliXFDxkSIXmeqCMocFhofr%252B4nxQmJ%252BmOnqbzeklp09493U4xR58bPsgtrfsWn%252BsEQ3wgGk28BJaPTBRyl0f820RnPV72hnH886b6PLLT%252FjK%252BgwSSPM9xS522%252FrJUNt9iZhf1jZSoerdc6JTnXBdUg3r0yYZzVCtH4ZvGJPVmL7HXa4SlHXSwl7SOZe%252F6KcGnD7oitdR777G3JkTi2Nmta0qXCSeMFteGTtoESf1YiyF1YLP5okPsh1PHEim%252BCtlowZr5V%252Fh9OcxARAkfxN237m50kAFSUgp5q1bZuRUNc9oQcUL9QN9jMgJSeFY35MR%252FBp2TPGeiv2YZL9%252F2E2vtjJL2vT8yQHrgqqD4cjMIss%253D%7Ccksum%3A1543582443325611e539f0ea477494d22c35a6a74a3f%7Campid%3APL_CLK%7Cclp%3A2334524" xlink:type="simple">link</text:a></text:p>
          </table:table-cell>
        </table:table-row>
        <table:table-row table:style-name="ro1">
          <table:table-cell office:value-type="string" calcext:value-type="string">
            <text:p>linear potentio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bay.it/itm/182886345059?_trkparms=ispr%3D1&amp;hash=item2a94e02963:g:bgUAAOSwc6paAxJW&amp;amdata=enc%3AAQAFAAACgBaobrjLl8XobRIiIML1V4Imu%252Fn%252BzU5L90Z278x5ickk8Fd9si%252FIbtWQr%252BhnlRwjDXMipdA06RNkVXu0wGj6RuuiwLAQXt03Fr1VskjOsx9xi7nABkJr6T6eLwveyj%252Br2%252Flujc31alCceCjcw5G4j5MQHdJce9sI%252FoCAUG3X%252BD0q3mXdjC67rRzAb9JBTu8pE6hQIO8baw%252BJ%252FQXVdXkeuA6mu8LM6FDelFBRN7OTOoRMnLOYF1r1W07zbx6Vs%252FJnyG%252FBSb30fwqCV%252B3ZzUKu5aT1rtexiF2ncxRctuumLm2Z6ELsUYddDtjp8E1tfsvHxH1M8tSiDQUYI34nTklPsm42RStiBkaq%252BInV5HMwarg1xwQQemsVHAMT6HWtitPqo5LFqcOcj9%252F0BZuNUvnFeiWffqUctpe5hkXsP%252BnI7H3AvEdjyyJaZVbhqgf1BGYUA9mW4z7ralRZZTGn1veUU%252F0PC%252FdXfNNwLwVDv2ULIEg4HxxU%252FkH9PaM9c9DyJyjNAoxNcAo6D3vBSc6ndNnVcfqgWQE%252B4U2CORqqkMMmjTaOEOd8drk1IHVOifQVsqXzv6zuinF1dqud%252Fqa5lapeuecorUkTX2QshVLa8xaE%252Fe2kZ1p6NTB3FPp%252BWnZ%252FSwptVQTq5sDOdk6BsQhGjMdHlV9GLCiYHnP7x9tretZs2z0heGOQCUUPFvUbGfeSLggfDl3ew9V6J7zqWsOqI5qy9KvU4HgrKxu7PYgfsUJ%252BiAJDNTtgrRNqFAbxnwo5rETQzFhLuPabfXpU5YwHI0RBx5it5NBJLTRW5fCa7wCy1CGLZlh7TNc32SM7mSqSjCqrwfgEBW8KKUc2qehLx9s4LYw%253D%7Ccksum%3A1828863450596194ce8012484976a704511656b254b8%7Campid%3APL_CLK%7Cclp%3A2334524" xlink:type="simple">link</text:a></text:p>
          </table:table-cell>
        </table:table-row>
        <table:table-row table:style-name="ro1">
          <table:table-cell office:value-type="string" calcext:value-type="string">
            <text:p>Resistor 330 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bay.it/itm/390407546762?hash=item5ae61a678a:g:wf8AAOxy0x1TWSfF" xlink:type="simple">link</text:a></text:p>
          </table:table-cell>
        </table:table-row>
        <table:table-row table:style-name="ro1">
          <table:table-cell office:value-type="string" calcext:value-type="string">
            <text:p>neopixel str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ebay.it/itm/223186494202?hash=item33f6f3a2fa:g:8mAAAOSwZltb68nn" xlink:type="simple">link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23:26:53.705675727</meta:creation-date>
    <dc:date>2021-05-11T23:35:01.997703112</dc:date>
    <meta:editing-duration>PT8M10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